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ohit Devanagari2"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complex="Calibri"/>
    </style:style>
    <style:style style:name="P2" style:family="paragraph" style:parent-style-name="Standard" style:master-page-name="Standard">
      <style:paragraph-properties fo:text-align="justify" style:justify-single-word="false" style:page-number="auto"/>
      <style:text-properties fo:color="#000000" style:font-name-complex="Calibri"/>
    </style:style>
    <style:style style:name="P3" style:family="paragraph" style:parent-style-name="Standard">
      <style:paragraph-properties fo:text-align="justify" style:justify-single-word="false"/>
      <style:text-properties style:use-window-font-color="true" style:font-name="Calibri" fo:font-size="11pt" fo:language="en" fo:country="US" officeooo:rsid="001f16a9" officeooo:paragraph-rsid="001f16a9" style:font-name-asian="Calibri" style:font-size-asian="11pt" style:language-asian="zh" style:country-asian="CN" style:font-name-complex="Times New Roman" style:font-size-complex="11pt" style:language-complex="ar" style:country-complex="SA"/>
    </style:style>
    <style:style style:name="P4" style:family="paragraph" style:parent-style-name="Standard">
      <style:paragraph-properties fo:text-align="justify" style:justify-single-word="false"/>
      <style:text-properties fo:color="#000000" officeooo:paragraph-rsid="001f16a9" style:font-name-complex="Calibri"/>
    </style:style>
    <style:style style:name="P5" style:family="paragraph" style:parent-style-name="Standard" style:list-style-name="L1">
      <loext:graphic-properties draw:fill="none"/>
      <style:paragraph-properties fo:margin-left="0.3118in" fo:margin-right="0in" fo:margin-top="0in" fo:margin-bottom="0.139in" loext:contextual-spacing="false" fo:line-height="115%" fo:text-align="justify" style:justify-single-word="false" fo:orphans="2" fo:widows="2" fo:hyphenation-ladder-count="no-limit" fo:text-indent="0in" style:auto-text-indent="false" fo:background-color="transparent" style:writing-mode="lr-tb"/>
      <style:text-properties officeooo:rsid="000ad099" officeooo:paragraph-rsid="00178627" fo:hyphenate="false" fo:hyphenation-remain-char-count="2" fo:hyphenation-push-char-count="2" loext:hyphenation-no-caps="false"/>
    </style:style>
    <style:style style:name="P6" style:family="paragraph" style:parent-style-name="Standard" style:list-style-name="L1" style:master-page-name="">
      <loext:graphic-properties draw:fill="none"/>
      <style:paragraph-properties fo:margin-left="0.3118in" fo:margin-right="0in" fo:margin-top="0in" fo:margin-bottom="0.139in" loext:contextual-spacing="false" fo:line-height="115%" fo:text-align="justify" style:justify-single-word="false" fo:orphans="2" fo:widows="2" fo:hyphenation-ladder-count="no-limit" fo:text-indent="0in" style:auto-text-indent="false" style:page-number="auto" fo:background-color="transparent" style:writing-mode="lr-tb"/>
      <style:text-properties officeooo:rsid="000ad099" officeooo:paragraph-rsid="00178627" fo:hyphenate="false" fo:hyphenation-remain-char-count="2" fo:hyphenation-push-char-count="2" loext:hyphenation-no-caps="false"/>
    </style:style>
    <style:style style:name="P7" style:family="paragraph" style:parent-style-name="Standard" style:list-style-name="L1">
      <loext:graphic-properties draw:fill="none"/>
      <style:paragraph-properties fo:margin-left="0.3118in" fo:margin-right="0in" fo:margin-top="0in" fo:margin-bottom="0.139in" loext:contextual-spacing="false" fo:line-height="115%" fo:text-align="justify" style:justify-single-word="false" fo:orphans="2" fo:widows="2" fo:hyphenation-ladder-count="no-limit" fo:text-indent="-0.3118in" style:auto-text-indent="false" fo:background-color="transparent" style:writing-mode="lr-tb"/>
      <style:text-properties officeooo:paragraph-rsid="00178627" fo:hyphenate="false" fo:hyphenation-remain-char-count="2" fo:hyphenation-push-char-count="2" loext:hyphenation-no-caps="false"/>
    </style:style>
    <style:style style:name="P8" style:family="paragraph" style:parent-style-name="Standard" style:list-style-name="L1">
      <loext:graphic-properties draw:fill="none"/>
      <style:paragraph-properties fo:margin-left="0in" fo:margin-right="0in" fo:margin-top="0in" fo:margin-bottom="0.139in" loext:contextual-spacing="false" fo:line-height="115%" fo:text-align="justify" style:justify-single-word="false" fo:orphans="2" fo:widows="2" fo:hyphenation-ladder-count="no-limit" fo:text-indent="0in" style:auto-text-indent="false" fo:background-color="transparent" style:writing-mode="lr-tb"/>
      <style:text-properties officeooo:rsid="000ad099" officeooo:paragraph-rsid="00178627" fo:hyphenate="false" fo:hyphenation-remain-char-count="2" fo:hyphenation-push-char-count="2" loext:hyphenation-no-caps="false"/>
    </style:style>
    <style:style style:name="P9" style:family="paragraph" style:parent-style-name="Text_20_body">
      <style:text-properties fo:color="#5983b0"/>
    </style:style>
    <style:style style:name="P10" style:family="paragraph" style:parent-style-name="Text_20_body">
      <style:paragraph-properties fo:text-align="justify" style:justify-single-word="false"/>
      <style:text-properties fo:color="#5983b0" style:font-name-complex="Calibri"/>
    </style:style>
    <style:style style:name="P11" style:family="paragraph" style:parent-style-name="Text_20_body">
      <style:text-properties fo:color="#5983b0" officeooo:rsid="000e8d98" officeooo:paragraph-rsid="000e8d98"/>
    </style:style>
    <style:style style:name="P12" style:family="paragraph" style:parent-style-name="Text_20_body">
      <style:text-properties fo:color="#5983b0" officeooo:rsid="0013e520" officeooo:paragraph-rsid="0013e520"/>
    </style:style>
    <style:style style:name="P13" style:family="paragraph" style:parent-style-name="Text_20_body">
      <style:text-properties fo:color="#5983b0" officeooo:rsid="001679e9" officeooo:paragraph-rsid="001679e9"/>
    </style:style>
    <style:style style:name="P14" style:family="paragraph" style:parent-style-name="Text_20_body">
      <style:text-properties fo:color="#5983b0" officeooo:rsid="0017a4f4" officeooo:paragraph-rsid="0017a4f4"/>
    </style:style>
    <style:style style:name="P15" style:family="paragraph" style:parent-style-name="Text_20_body">
      <style:text-properties style:use-window-font-color="true" style:font-name="Calibri" fo:font-size="11pt" fo:language="en" fo:country="US" officeooo:rsid="000e4707" officeooo:paragraph-rsid="000e4707" style:font-name-asian="Calibri" style:font-size-asian="11pt" style:language-asian="zh" style:country-asian="CN" style:font-name-complex="Times New Roman" style:font-size-complex="11pt" style:language-complex="ar" style:country-complex="SA"/>
    </style:style>
    <style:style style:name="P16" style:family="paragraph" style:parent-style-name="Text_20_body">
      <style:text-properties officeooo:rsid="000e4707" officeooo:paragraph-rsid="000e4707"/>
    </style:style>
    <style:style style:name="P17" style:family="paragraph" style:parent-style-name="Text_20_body">
      <style:text-properties officeooo:rsid="000e8d98" officeooo:paragraph-rsid="000e8d98"/>
    </style:style>
    <style:style style:name="P18" style:family="paragraph" style:parent-style-name="Text_20_body">
      <style:text-properties officeooo:paragraph-rsid="00105c52"/>
    </style:style>
    <style:style style:name="P19" style:family="paragraph" style:parent-style-name="Text_20_body">
      <style:text-properties officeooo:rsid="00122889" officeooo:paragraph-rsid="00122889"/>
    </style:style>
    <style:style style:name="P20" style:family="paragraph" style:parent-style-name="Text_20_body">
      <style:text-properties officeooo:paragraph-rsid="00122889"/>
    </style:style>
    <style:style style:name="P21" style:family="paragraph" style:parent-style-name="Text_20_body">
      <style:text-properties officeooo:rsid="0013e520" officeooo:paragraph-rsid="0013e520"/>
    </style:style>
    <style:style style:name="P22" style:family="paragraph" style:parent-style-name="Text_20_body">
      <style:text-properties officeooo:rsid="001679e9" officeooo:paragraph-rsid="001679e9"/>
    </style:style>
    <style:style style:name="P23" style:family="paragraph" style:parent-style-name="Text_20_body">
      <style:text-properties officeooo:rsid="0017a4f4" officeooo:paragraph-rsid="0017a4f4"/>
    </style:style>
    <style:style style:name="P24" style:family="paragraph" style:parent-style-name="Text_20_body">
      <style:text-properties officeooo:paragraph-rsid="0019eac7"/>
    </style:style>
    <style:style style:name="T1" style:family="text">
      <style:text-properties officeooo:rsid="000c83c4"/>
    </style:style>
    <style:style style:name="T2" style:family="text">
      <style:text-properties style:text-position="super 58%"/>
    </style:style>
    <style:style style:name="T3" style:family="text">
      <style:text-properties officeooo:rsid="00105c52"/>
    </style:style>
    <style:style style:name="T4" style:family="text">
      <style:text-properties officeooo:rsid="00122889"/>
    </style:style>
    <style:style style:name="T5" style:family="text">
      <style:text-properties officeooo:rsid="0014aa94"/>
    </style:style>
    <style:style style:name="T6" style:family="text">
      <style:text-properties fo:color="#5983b0"/>
    </style:style>
    <style:style style:name="T7" style:family="text">
      <style:text-properties fo:color="#5983b0" officeooo:rsid="000ad913"/>
    </style:style>
    <style:style style:name="T8" style:family="text">
      <style:text-properties fo:color="#5983b0" officeooo:rsid="000b852c"/>
    </style:style>
    <style:style style:name="T9" style:family="text">
      <style:text-properties fo:color="#5983b0" officeooo:rsid="000eadad"/>
    </style:style>
    <style:style style:name="T10" style:family="text">
      <style:text-properties fo:color="#5983b0" officeooo:rsid="0017a4f4"/>
    </style:style>
    <style:style style:name="T11" style:family="text">
      <style:text-properties fo:color="#5983b0" style:font-name="Calibri" fo:font-size="11pt" fo:language="en" fo:country="US" officeooo:rsid="0019eac7" style:font-name-asian="Calibri" style:font-size-asian="11pt" style:language-asian="zh" style:country-asian="CN" style:font-name-complex="Times New Roman" style:font-size-complex="11pt" style:language-complex="ar" style:country-complex="SA"/>
    </style:style>
    <style:style style:name="T12" style:family="text">
      <style:text-properties fo:color="#5983b0" style:font-name="Calibri" fo:font-size="11pt" fo:language="en" fo:country="US" officeooo:rsid="0017a4f4" style:font-name-asian="Calibri" style:font-size-asian="11pt" style:language-asian="zh" style:country-asian="CN" style:font-name-complex="Times New Roman" style:font-size-complex="11pt" style:language-complex="ar" style:country-complex="SA"/>
    </style:style>
    <style:style style:name="T13" style:family="text">
      <style:text-properties fo:color="#5983b0" style:font-name="Calibri" fo:font-size="11pt" fo:language="en" fo:country="US" officeooo:rsid="001b490f" style:font-name-asian="Calibri" style:font-size-asian="11pt" style:language-asian="zh" style:country-asian="CN" style:font-name-complex="Times New Roman" style:font-size-complex="11pt" style:language-complex="ar" style:country-complex="SA"/>
    </style:style>
    <style:style style:name="T14" style:family="text">
      <style:text-properties fo:color="#5983b0" style:font-name="Calibri" fo:font-size="11pt" fo:language="en" fo:country="US" officeooo:rsid="001b5aed" style:font-name-asian="Calibri" style:font-size-asian="11pt" style:language-asian="zh" style:country-asian="CN" style:font-name-complex="Times New Roman" style:font-size-complex="11pt" style:language-complex="ar" style:country-complex="SA"/>
    </style:style>
    <style:style style:name="T15" style:family="text">
      <style:text-properties fo:color="#5983b0" style:font-name="Calibri" fo:font-size="11pt" fo:language="en" fo:country="US" officeooo:rsid="001c032f" style:font-name-asian="Calibri" style:font-size-asian="11pt" style:language-asian="zh" style:country-asian="CN" style:font-name-complex="Times New Roman" style:font-size-complex="11pt" style:language-complex="ar" style:country-complex="SA"/>
    </style:style>
    <style:style style:name="T16" style:family="text">
      <style:text-properties fo:color="#5983b0" officeooo:rsid="001b5aed"/>
    </style:style>
    <style:style style:name="T17" style:family="text">
      <style:text-properties officeooo:rsid="00178627"/>
    </style:style>
    <style:style style:name="T18" style:family="text">
      <style:text-properties officeooo:rsid="000ad099"/>
    </style:style>
    <style:style style:name="T19" style:family="text">
      <style:text-properties style:use-window-font-color="true" style:font-name="Calibri" fo:font-size="11pt" fo:language="en" fo:country="US" officeooo:rsid="00178627" style:font-name-asian="Calibri" style:font-size-asian="11pt" style:language-asian="zh" style:country-asian="CN" style:font-name-complex="Times New Roman" style:font-size-complex="11pt" style:language-complex="ar" style:country-complex="SA"/>
    </style:style>
    <style:style style:name="T20" style:family="text">
      <style:text-properties officeooo:rsid="00182b98"/>
    </style:style>
    <style:style style:name="T21" style:family="text">
      <style:text-properties officeooo:rsid="001c032f"/>
    </style:style>
    <style:style style:name="T22" style:family="text">
      <style:text-properties officeooo:rsid="001972a0"/>
    </style:style>
    <style:style style:name="T23" style:family="text">
      <style:text-properties style:text-position="sub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 appreciate the time and effort that the reviewers have dedicated to providing valuable feedback on our manuscript. We would like to thank the reviewers for constructive comments which helped us to improve the manuscript. We have been able to incorporate changes to reflect most of the suggestions provided by the reviewers. We have highlighted the changes in a separate differential pdf document. The additional text is in the blueprint. The removed text is in red and strikethrough (Except for the Title, Abstract and Key Words, where a yellow highlighter marked the changes) </text:p>
      <text:p text:style-name="P1">Here is a point-by-point response to the reviewers’ comments and concerns.</text:p>
      <text:p text:style-name="P1">Reviewer <text:span text:style-name="T1">3</text:span></text:p>
      <text:p text:style-name="P10"><text:span text:style-name="Strong_20_Emphasis">PARTICULAR REMARKS</text:span></text:p>
      <text:p text:style-name="Text_20_body">1) Line 21 – The first question of this paragraph is not well written. Firstly, SHM is not a method, rather an approach, using some diagnostic methods. Maybe the Authors had an intention to write that SHM based on GW has a high potential in diagnostics. Please rewrite this sentence.</text:p>
      <text:p text:style-name="P15">The sentence was amended as follows:</text:p>
      <text:p text:style-name="P9">The Guided Waves propagation method is a high potential approach in SHM for damage detection in HSCs.</text:p>
      <text:p text:style-name="Text_20_body">2) Line 23 – I don’t think that it is always the case that wavelength is longer that the thickness of the medium. Please explain, what was the intention of this sentence.</text:p>
      <text:p text:style-name="P16">We agree with the above comment. The sentence does not contribute to the work; therefore, it has been removed.</text:p>
      <text:p text:style-name="Text_20_body">3) Line 88/89 – What are sigma and S in eq. (10)? The symbols are not discussed.</text:p>
      <text:p text:style-name="P17">Sigma and S was described as follows:</text:p>
      <text:p text:style-name="P11">sigma and S are stress and strain components, respectively</text:p>
      <text:p text:style-name="Text_20_body">4) Line 91/92 – What is phi^e in eq. (11)? Please explain the symbol.</text:p>
      <text:p text:style-name="P9">where phi<text:span text:style-name="T2">e</text:span> is a nodal voltage of the transducer.</text:p>
      <text:p text:style-name="Text_20_body">5) Line 104 – I propose presenting Algorithm 1 as an Appendix. Section 2 is long, this operation could shorten it.</text:p>
      <text:p text:style-name="P18"><text:span text:style-name="T3">Algorithm has been placed in appendix.</text:span></text:p>
      <text:p text:style-name="Text_20_body">6) Line 196/197 – I think that the first two sample views (smaller squares) are not essential for the presentation of experimental setup in Figure 2. I would delete them.</text:p>
      <text:p text:style-name="P20"><text:span text:style-name="T4">We agree we suggestion.</text:span></text:p>
      <text:p text:style-name="P20"/>
      <text:p text:style-name="Text_20_body"><text:soft-page-break/>7) Line 196/197 – How is h2 different from l2 in Figure 3c? Are h1,2 and l1,2 internal or external dimensions of the cells?</text:p>
      <text:p text:style-name="P19">H2 is different from l2 because we modelled core as actual structures, which is not a regular hexagonal.</text:p>
      <text:p text:style-name="P21">We clarified it in the manuscript in line <text:span text:style-name="T5">172 as follows:</text:span></text:p>
      <text:p text:style-name="P12">The sample of interest was not-regular hexagonal aluminum honeycomb (AH) bonded to one CFRP plate by using the epoxy adhesive (Loctite EA3479B) as shown in Fig.~\ref{fig:honeycomb}a).</text:p>
      <text:p text:style-name="Text_20_body">8) Line 206 – Was the convergence test performed, or where there any literature limitations respected? Please explain briefly.</text:p>
      <text:p text:style-name="P22">We change the text as follows:</text:p>
      <text:p text:style-name="P22"/>
      <text:p text:style-name="P13">The convergence of the solution requires time increment to be less than critical value, above which the displacements going to the infinity. The critical value of time increment depends on the mesh size and the wave mode velocity. In the present model, convergence was achieved for 3e-9 s.</text:p>
      <text:p text:style-name="Text_20_body"/>
      <text:p text:style-name="Text_20_body">9) Line 216/217 – Are wavefields in Figure 6 presented for intact sample? Pleas add information in the text.</text:p>
      <text:list xml:id="list3064267583" text:style-name="L1">
        <text:list-header>
          <text:p text:style-name="P7"><text:span text:style-name="T19">Fig. Caption was completed. Additional, </text:span><text:span text:style-name="T17">t</text:span><text:span text:style-name="T18">he figure with the damaged structures has been added. </text:span><text:span text:style-name="T17">T</text:span><text:span text:style-name="T18">he subsection </text:span><text:span text:style-name="T17">and captions have</text:span><text:span text:style-name="T18"> been clarified as follows:</text:span></text:p>
          <text:list>
            <text:list-item>
              <text:list>
                <text:list-header>
                  <text:p text:style-name="P8"><text:s text:c="10"/></text:p>
                  <text:p text:style-name="P6"><text:span text:style-name="T7">The snapshots for the pristine and for the damaged sample are shown in Fig. </text:span><text:span text:style-name="T8">6</text:span><text:span text:style-name="T7"> and Fig. </text:span><text:span text:style-name="T8">7</text:span><text:span text:style-name="T7">, respectively.</text:span></text:p>
                  <text:p text:style-name="P5"><text:span text:style-name="T7">Figure 6. Top surface out of plane particle velocity snapshots in time 100</text:span><text:span text:style-name="T9">u</text:span><text:span text:style-name="T7">s for (a) experimental results obtained by using SLDV, (b) the present model and (c) the homogenized one in the pristine sample.</text:span></text:p>
                  <text:p text:style-name="P5"><text:span text:style-name="T7">Figure </text:span><text:span text:style-name="T8">7</text:span><text:span text:style-name="T7">. Top surface out of plane particle velocity snapshots in time 100us for (a) experimental results obtained by using SLDV, (b) the present model and (c) the homogenized one in sample with 90 mm damage.</text:span></text:p>
                </text:list-header>
              </text:list>
            </text:list-item>
          </text:list>
        </text:list-header>
      </text:list>
      <text:p text:style-name="Text_20_body"/>
      <text:p text:style-name="Text_20_body">10) Line 243 – I would say that the agreement between experiments and the honeycomb model for frequency 75 kHz is comparable with the frequency 150 kHz (it is clearly visible in Figure 10 – MAE graph). Please explain, why was 75 kHz excluded from the set of ‘good’ frequencies? I guess the reason may have been the fact that in the figures 8a and 9a the results for homogenized model are not as different from experiments as for different frequencies what changes the scale of y-axis.</text:p>
      <text:p text:style-name="P23"><text:soft-page-break/>Yes, we should not exclude that value from the set of frequencies that fulfilled the matching condition. <text:span text:style-name="T20">We change the text as follows.</text:span></text:p>
      <text:p text:style-name="P14">The present model is in good agreement with the experimental results for tested frequencies f_c=[75, 100, 125, 150] kHz for the amplitude index, and the energy index satisfies the matching condition for frequency f_c=[100, 125] kHz. </text:p>
      <text:p text:style-name="P23"/>
      <text:p text:style-name="Text_20_body">11) Line 247/248 – Why are the results for homogenized model so close to experimental results for frequency 75 kHz (Figure 8, and further Figure 9)? Why does this difference become much more pronounced for higher frequencies? Maybe the wavelengths can be useful to explain this issue.</text:p>
      <text:p text:style-name="P24"><text:bookmark-start text:name="__DdeLink__42_1797198227"/><text:span text:style-name="T13">The homogenized model is in good agreement with the experiment for the lowest frequency, and the differences increase for higher frequencies. This issue may be related to the fact that the energy of a shorter wavelength wave </text:span><text:span text:style-name="T15">can</text:span><text:span text:style-name="T13"> lose more energy due to reflections at the edge of the damage of a homogenized model than a wave reflecting off the core cells.</text:span><text:bookmark-end text:name="__DdeLink__42_1797198227"/></text:p>
      <text:p text:style-name="Text_20_body"/>
      <text:p text:style-name="Text_20_body">12) Line 256 – Since Figure 11 includes the value of V, it should be described right after the first reference to this figure. In fact, V is defined in line 263. Please, move this definition.</text:p>
      <text:p text:style-name="P4">V is unnecessary to be defined, so <text:span text:style-name="T22">w</text:span>e used only the expression I/I<text:span text:style-name="T23">ref</text:span> in the manuscript instead.</text:p>
      <text:p text:style-name="Text_20_body">13) Line 263/264 – Figure 12 seems to be an essence of the paper since it presents the algorithm of works performed in the study. Maybe it should be placed somewhere earlier and discussed more in detail before the results? Please, consider it.</text:p>
      <text:p text:style-name="P3">We agree with the suggestion and we have added new section <text:span text:style-name="T6">5. Severity of damage estimation</text:span></text:p>
      <text:p text:style-name="P1"/>
      <text:p text:style-name="P1">We look forward to hearing from you regarding our submission and responding to any further questions and comments you may have.</text:p>
      <text:p text:style-name="P1">Sincerely,</text:p>
      <text:p text:style-name="P1">Piotr Fibore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ohit Devanagari2"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Default" style:family="paragraph">
      <style:paragraph-properties fo:orphans="2" fo:widows="2" fo:hyphenation-ladder-count="no-limit" style:text-autospace="none" style:writing-mode="lr-tb"/>
      <style:text-properties fo:color="#000000" style:font-name="Calibri" fo:font-family="Calibri" style:font-family-generic="swiss" style:font-pitch="variable" fo:font-size="12pt" fo:language="en" fo:country="GB" style:font-name-asian="Calibri" style:font-family-asian="Calibri" style:font-family-generic-asian="swiss" style:font-pitch-asian="variable" style:font-size-asian="12pt" style:language-asian="zh" style:country-asian="CN" style:font-name-complex="Calibri" style:font-family-complex="Calibri" style:font-family-generic-complex="swiss" style:font-pitch-complex="variable" style:font-size-complex="12pt" style:language-complex="ar" style:country-complex="SA" fo:hyphenate="false" fo:hyphenation-remain-char-count="2" fo:hyphenation-push-char-count="2" loext:hyphenation-no-caps="false"/>
    </style:style>
    <style:style style:name="Domyślna_20_czcionka_20_akapitu" style:display-name="Domyślna czcionka akapitu"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arolyn Labes</meta:initial-creator>
    <meta:creation-date>2020-04-20T10:16:00</meta:creation-date>
    <dc:date>2021-11-23T22:39:17.214811400</dc:date>
    <meta:editing-cycles>9</meta:editing-cycles>
    <meta:editing-duration>P2DT3H54M16S</meta:editing-duration>
    <meta:print-date>1995-11-21T17:41:00</meta:print-date>
    <meta:generator>LibreOffice/6.4.6.2$Linux_X86_64 LibreOffice_project/40$Build-2</meta:generator>
    <meta:document-statistic meta:table-count="0" meta:image-count="0" meta:object-count="0" meta:page-count="3" meta:paragraph-count="43" meta:word-count="1009" meta:character-count="5980" meta:non-whitespace-character-count="4987"/>
    <meta:user-defined meta:name="__Grammarly_42___1">__Grammarly_42___1</meta:user-defined>
    <meta:user-defined meta:name="__Grammarly_42____i">__Grammarly_42____i</meta:user-defined>
  </office:meta>
</office:document-meta>
</file>